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📚 Estudo Dirigido</text:h>
      <text:p text:style-name="Horizontal_20_Line"/>
      <text:h text:style-name="Heading_20_2" text:outline-level="2">Slide 1: Capítulo 1</text:h>
      <text:p text:style-name="Text_20_body"><text:span text:style-name="Strong_20_Emphasis">Por que?</text:span><text:line-break/>Para entender a base da discretização de problemas contínuos em problemas computáveis.</text:p>
      <text:p text:style-name="Text_20_body"><text:span text:style-name="Strong_20_Emphasis">Onde?</text:span><text:line-break/>Em simulações numéricas de fenômenos físicos (engenharia, física, finanças).</text:p>
      <text:p text:style-name="Text_20_body"><text:span text:style-name="Strong_20_Emphasis">Como?</text:span><text:line-break/>Estudando a discretização, diferenças finitas, estabilidade, consistência e convergência.</text:p>
      <text:p text:style-name="Text_20_body"/>
      <text:p text:style-name="Quotations"><text:span text:style-name="Strong_20_Emphasis">Substituir derivadas por razões incrementais é criar aproximações discretas que permitem resolver numericamente problemas contínuos.</text:span></text:p>
      <text:p text:style-name="Quotations">Essa substituição é a base de toda a construção de métodos numéricos que você está estudando!</text:p>
      <text:p text:style-name="Text_20_body"/>
      <text:p text:style-name="Horizontal_20_Line"/>
      <text:h text:style-name="Heading_20_2" text:outline-level="2">Slide 2: Discretização do Problema</text:h>
      <text:p text:style-name="Text_20_body"><text:span text:style-name="Strong_20_Emphasis">Por que?</text:span><text:line-break/>Computadores só trabalham com informações discretas — é preciso transformar EDOs e EDPs em sistemas numéricos.</text:p>
      <text:p text:style-name="Text_20_body"><text:span text:style-name="Strong_20_Emphasis">Onde?</text:span><text:line-break/>Modelagem computacional de escoamentos, transferência de calor, dinâmica populacional.</text:p>
      <text:p text:style-name="Text_20_body"><text:span text:style-name="Strong_20_Emphasis">Como?</text:span><text:line-break/>Através de aproximações por diferenças finitas — uma solução contínua é amostrada em pontos.</text:p>
      <text:p text:style-name="Horizontal_20_Line"/>
      <text:h text:style-name="Heading_20_2" text:outline-level="2">Slide 3: Derivada: Série de Taylor; Fórmulas Progressiva, Regressiva e Central</text:h>
      <text:p text:style-name="Text_20_body"><text:span text:style-name="Strong_20_Emphasis">Por que?</text:span><text:line-break/>A Série de Taylor fundamenta a construção de aproximações numéricas para derivadas.</text:p>
      <text:p text:style-name="Text_20_body"><text:span text:style-name="Strong_20_Emphasis">Onde?</text:span><text:line-break/>Simulações que precisam derivar numericamente funções conhecidas apenas em pontos discretos.</text:p>
      <text:p text:style-name="Text_20_body"><text:span text:style-name="Strong_20_Emphasis">Como?</text:span><text:line-break/>Usamos:</text:p>
      <text:list text:style-name="L1">
        <text:list-item>
          <text:p text:style-name="P1"><text:soft-page-break/><text:span text:style-name="Strong_20_Emphasis">Fórmula Progressiva</text:span>: ideal quando só conhecemos valores anteriores.</text:p>
        </text:list-item>
        <text:list-item>
          <text:p text:style-name="P1"><text:span text:style-name="Strong_20_Emphasis">Fórmula Regressiva</text:span>: útil quando temos dados à frente.</text:p>
        </text:list-item>
        <text:list-item>
          <text:p text:style-name="P1"><text:span text:style-name="Strong_20_Emphasis">Fórmula Central</text:span>: mais precisa, porque reduz o erro de truncamento (ordem h2h^2h2).</text:p>
        </text:list-item>
      </text:list>
      <text:p text:style-name="Text_20_body"><text:span text:style-name="Emphasis">(Relação com o tema: Tudo depende de como discretizamos — a escolha da fórmula impacta a estabilidade e precisão posteriormente.)</text:span></text:p>
      <text:p text:style-name="Horizontal_20_Line"/>
      <text:h text:style-name="Heading_20_2" text:outline-level="2">Slide 4: Erro Associado: Ordem Local e Global; Similaridade Ordem x Potência</text:h>
      <text:p text:style-name="Text_20_body"><text:span text:style-name="Strong_20_Emphasis">Por que?</text:span><text:line-break/>Saber quanto erro cometemos ao aproximar é crucial para confiar na solução.</text:p>
      <text:p text:style-name="Text_20_body"><text:span text:style-name="Strong_20_Emphasis">Onde?</text:span><text:line-break/>Qualquer simulação que exija precisão controlada (aeronáutica, biomatemática, etc).</text:p>
      <text:p text:style-name="Text_20_body"><text:span text:style-name="Strong_20_Emphasis">Como?</text:span></text:p>
      <text:list text:style-name="L2">
        <text:list-item>
          <text:p text:style-name="P2"><text:span text:style-name="Strong_20_Emphasis">Erro Local</text:span>: erro por passo.</text:p>
        </text:list-item>
        <text:list-item>
          <text:p text:style-name="P2"><text:span text:style-name="Strong_20_Emphasis">Erro Global</text:span>: erro acumulado.</text:p>
        </text:list-item>
        <text:list-item>
          <text:p text:style-name="P2">A <text:span text:style-name="Strong_20_Emphasis">ordem</text:span> está relacionada à <text:span text:style-name="Strong_20_Emphasis">potência de hhh</text:span>: por exemplo, erro O(h2)\mathcal{O}(h^2)O(h2) diminui quadraticamente.</text:p>
        </text:list-item>
      </text:list>
      <text:p text:style-name="Text_20_body"><text:span text:style-name="Emphasis">(Relação: escolher método de maior ordem reduz erro global.)</text:span></text:p>
      <text:p text:style-name="Horizontal_20_Line"/>
      <text:h text:style-name="Heading_20_2" text:outline-level="2">Slide 5: Combinação Linear dos Coeficientes</text:h>
      <text:p text:style-name="Text_20_body"><text:span text:style-name="Strong_20_Emphasis">Por que?</text:span><text:line-break/>Para construir fórmulas de diferença com alta ordem de precisão.</text:p>
      <text:p text:style-name="Text_20_body"><text:span text:style-name="Strong_20_Emphasis">Onde?</text:span><text:line-break/>Criação de esquemas numéricos personalizados para resolver equações diferenciais complexas.</text:p>
      <text:p text:style-name="Text_20_body"><text:span text:style-name="Strong_20_Emphasis">Como?</text:span><text:line-break/>Montamos sistemas de equações para determinar coeficientes que anulam o erro até certa ordem em Taylor.</text:p>
      <text:p text:style-name="Text_20_body"><text:span text:style-name="Emphasis">(Relação: precisamos de combinações para criar métodos mais precisos que progressivas/regressivas simples.)</text:span></text:p>
      <text:p text:style-name="Horizontal_20_Line"/>
      <text:h text:style-name="Heading_20_2" text:outline-level="2">Slide 6: Observação 1.3.4</text:h>
      <text:p text:style-name="Text_20_body"><text:span text:style-name="Strong_20_Emphasis">Por que?</text:span><text:line-break/>Alguns métodos numéricos têm propriedades específicas que afetam consistência e estabilidade.</text:p>
      <text:p text:style-name="Text_20_body"><text:soft-page-break/><text:span text:style-name="Strong_20_Emphasis">Onde?</text:span><text:line-break/>Em projetos de algoritmos eficientes e confiáveis.</text:p>
      <text:p text:style-name="Text_20_body"><text:span text:style-name="Strong_20_Emphasis">Como?</text:span><text:line-break/>Analisamos cuidadosamente propriedades como simetria e cancelamento de termos no desenvolvimento de Taylor.</text:p>
      <text:p text:style-name="Text_20_body"><text:span text:style-name="Emphasis">(Relação: reforça necessidade de atenção ao montar esquemas.)</text:span></text:p>
      <text:p text:style-name="Horizontal_20_Line"/>
      <text:h text:style-name="Heading_20_2" text:outline-level="2">Slide 7: Alta Ordem: Sistema Tridiagonal e Método de Thomas</text:h>
      <text:p text:style-name="Text_20_body"><text:span text:style-name="Strong_20_Emphasis">Por que?</text:span><text:line-break/>Muitos problemas levam a sistemas tridiagonais — resolvê-los eficientemente é essencial.</text:p>
      <text:p text:style-name="Text_20_body"><text:span text:style-name="Strong_20_Emphasis">Onde?</text:span><text:line-break/>Discretização de derivadas de segunda ordem (equação do calor, Laplace).</text:p>
      <text:p text:style-name="Text_20_body"><text:span text:style-name="Strong_20_Emphasis">Como?</text:span><text:line-break/>Usamos o <text:span text:style-name="Strong_20_Emphasis">Método de Thomas</text:span>: eliminação direta eficiente para matrizes tridiagonais (O(n)\mathcal{O}(n)O(n) operações).</text:p>
      <text:p text:style-name="Text_20_body"><text:span text:style-name="Emphasis">(Relação: discretização inteligente + solução rápida garantem viabilidade computacional.)</text:span></text:p>
      <text:p text:style-name="Horizontal_20_Line"/>
      <text:h text:style-name="Heading_20_2" text:outline-level="2">Slide 8: PVI: Vetorização e Existência de Unicidade (Teorema de Picard)</text:h>
      <text:p text:style-name="Text_20_body"><text:span text:style-name="Strong_20_Emphasis">Por que?</text:span><text:line-break/>Problemas de valor inicial (PVI) são onipresentes — garantir unicidade evita interpretações erradas.</text:p>
      <text:p text:style-name="Text_20_body"><text:span text:style-name="Strong_20_Emphasis">Onde?</text:span><text:line-break/>Modelagem de sistemas dinâmicos (química, biologia, engenharia).</text:p>
      <text:p text:style-name="Text_20_body"><text:span text:style-name="Strong_20_Emphasis">Como?</text:span></text:p>
      <text:list text:style-name="L3">
        <text:list-item>
          <text:p text:style-name="P3"><text:span text:style-name="Strong_20_Emphasis">Vetorização</text:span>: representar sistemas como vetores/matrizes.</text:p>
        </text:list-item>
        <text:list-item>
          <text:p text:style-name="P3"><text:span text:style-name="Strong_20_Emphasis">Teorema de Picard</text:span>: garante solução única se f(x,y)f(x,y)f(x,y) é Lipschitz.</text:p>
        </text:list-item>
      </text:list>
      <text:p text:style-name="Text_20_body"><text:span text:style-name="Emphasis">(Relação: sem unicidade, métodos numéricos podem divergir para soluções falsas.)</text:span></text:p>
      <text:p text:style-name="Horizontal_20_Line"/>
      <text:h text:style-name="Heading_20_2" text:outline-level="2">Slide 9: Método de Euler: Explícito e Implícito</text:h>
      <text:p text:style-name="Text_20_body"><text:span text:style-name="Strong_20_Emphasis">Por que?</text:span><text:line-break/>É o primeiro método prático de integração — base para entender estabilidade.</text:p>
      <text:p text:style-name="Text_20_body"><text:span text:style-name="Strong_20_Emphasis">Onde?</text:span><text:line-break/>Em todos os cursos de métodos numéricos, simulações iniciais.</text:p>
      <text:p text:style-name="Text_20_body"><text:soft-page-break/><text:span text:style-name="Strong_20_Emphasis">Como?</text:span></text:p>
      <text:list text:style-name="L4">
        <text:list-item>
          <text:p text:style-name="P4"><text:span text:style-name="Strong_20_Emphasis">Explícito</text:span>: rápido, mas pode ser instável para problemas stiff.</text:p>
        </text:list-item>
        <text:list-item>
          <text:p text:style-name="P4"><text:span text:style-name="Strong_20_Emphasis">Implícito</text:span>: mais estável, exige resolver equação a cada passo.</text:p>
        </text:list-item>
      </text:list>
      <text:p text:style-name="Text_20_body"><text:span text:style-name="Emphasis">(Relação: inicia a análise de estabilidade e escolha de métodos conforme rigidez do problema.)</text:span></text:p>
      <text:p text:style-name="Horizontal_20_Line"/>
      <text:h text:style-name="Heading_20_2" text:outline-level="2">Slide 10: Método dos Trapézios; Estabilidade; Explosão; Equação Stiff</text:h>
      <text:p text:style-name="Text_20_body"><text:span text:style-name="Strong_20_Emphasis">Por que?</text:span><text:line-break/>Precisamos de métodos que não "explodam" para passos maiores.</text:p>
      <text:p text:style-name="Text_20_body"><text:span text:style-name="Strong_20_Emphasis">Onde?</text:span><text:line-break/>Modelagem de fenômenos lentos e rápidos simultaneamente (reações químicas, fluidos não-newtonianos).</text:p>
      <text:p text:style-name="Text_20_body"><text:span text:style-name="Strong_20_Emphasis">Como?</text:span></text:p>
      <text:list text:style-name="L5">
        <text:list-item>
          <text:p text:style-name="P5"><text:span text:style-name="Strong_20_Emphasis">Domínio de Estabilidade</text:span>: região no plano complexo onde o método é estável.</text:p>
        </text:list-item>
        <text:list-item>
          <text:p text:style-name="P5"><text:span text:style-name="Strong_20_Emphasis">Explosão</text:span>: erro numérico cresce exponencialmente.</text:p>
        </text:list-item>
        <text:list-item>
          <text:p text:style-name="P5"><text:span text:style-name="Strong_20_Emphasis">Stiff</text:span>: equações com escalas de tempo muito diferentes.</text:p>
        </text:list-item>
        <text:list-item>
          <text:p text:style-name="P5">Preferimos métodos implícitos ou semi-implícitos.</text:p>
        </text:list-item>
      </text:list>
      <text:p text:style-name="Text_20_body"><text:span text:style-name="Emphasis">(Relação: problemas stiff precisam de métodos absolutamente estáveis, como Euler Implícito.)</text:span></text:p>
      <text:p text:style-name="Horizontal_20_Line"/>
      <text:h text:style-name="Heading_20_2" text:outline-level="2">Slide 11: Definição 1.2 - Método Numérico Convergente; Consistência e Zero-Estabilidade</text:h>
      <text:p text:style-name="Text_20_body"><text:span text:style-name="Strong_20_Emphasis">Por que?</text:span><text:line-break/>Sem convergência, não podemos confiar nos métodos.</text:p>
      <text:p text:style-name="Text_20_body"><text:span text:style-name="Strong_20_Emphasis">Onde?</text:span><text:line-break/>Todos os métodos de solução numérica dependem dessa propriedade básica.</text:p>
      <text:p text:style-name="Text_20_body"><text:span text:style-name="Strong_20_Emphasis">Como?</text:span></text:p>
      <text:list text:style-name="L6">
        <text:list-item>
          <text:p text:style-name="P6"><text:span text:style-name="Strong_20_Emphasis">Consistência</text:span>: erro local tende a zero com h→0h \to 0h→0.</text:p>
        </text:list-item>
        <text:list-item>
          <text:p text:style-name="P6"><text:span text:style-name="Strong_20_Emphasis">Zero-Estabilidade</text:span>: perturbações pequenas nos dados iniciais não crescem descontroladamente.</text:p>
        </text:list-item>
        <text:list-item>
          <text:p text:style-name="P6"><text:span text:style-name="Strong_20_Emphasis">Teorema Fundamental</text:span>: Consistência + Zero-Estabilidade ⇒\Rightarrow⇒ Convergência.</text:p>
        </text:list-item>
      </text:list>
      <text:p text:style-name="Text_20_body"><text:span text:style-name="Emphasis">(Relação: garante que discretizar corretamente levará a boas soluções.)</text:span></text:p>
      <text:p text:style-name="Horizontal_20_Line"/>
      <text:h text:style-name="Heading_20_2" text:outline-level="2"><text:soft-page-break/>Slide 12: PVF: Diferenças Finitas; Consistência; Convergência; Unicidade; Estabilidade</text:h>
      <text:p text:style-name="Text_20_body"><text:span text:style-name="Strong_20_Emphasis">Por que?</text:span><text:line-break/>PVFs são a versão estacionária dos problemas de valor inicial.</text:p>
      <text:p text:style-name="Text_20_body"><text:span text:style-name="Strong_20_Emphasis">Onde?</text:span><text:line-break/>Problemas estacionários (temperatura em equilíbrio, deformações).</text:p>
      <text:p text:style-name="Text_20_body"><text:span text:style-name="Strong_20_Emphasis">Como?</text:span></text:p>
      <text:list text:style-name="L7">
        <text:list-item>
          <text:p text:style-name="P7"><text:span text:style-name="Strong_20_Emphasis">Diferenças Finitas</text:span>: aproximação de derivadas.</text:p>
        </text:list-item>
        <text:list-item>
          <text:p text:style-name="P7"><text:span text:style-name="Strong_20_Emphasis">Consistência + Estabilidade</text:span>: garantem convergência.</text:p>
        </text:list-item>
        <text:list-item>
          <text:p text:style-name="P7"><text:span text:style-name="Strong_20_Emphasis">Unicidade</text:span>: assegura solução física válida.</text:p>
        </text:list-item>
      </text:list>
      <text:p text:style-name="Text_20_body"><text:span text:style-name="Emphasis">(Relação: análise para PVI e PVF tem paralelos diretos.)</text:span></text:p>
      <text:p text:style-name="Horizontal_20_Line"/>
      <text:h text:style-name="Heading_20_2" text:outline-level="2">Slide 13: Condição de Fronteira: Linear ou Não Linear; Métodos Restritivos</text:h>
      <text:p text:style-name="Text_20_body"><text:span text:style-name="Strong_20_Emphasis">Por que?</text:span><text:line-break/>Fronteiras mal tratadas levam a soluções erradas.</text:p>
      <text:p text:style-name="Text_20_body"><text:span text:style-name="Strong_20_Emphasis">Onde?</text:span><text:line-break/>Problemas de engenharia, meteorologia, física computacional.</text:p>
      <text:p text:style-name="Text_20_body"><text:span text:style-name="Strong_20_Emphasis">Como?</text:span></text:p>
      <text:list text:style-name="L8">
        <text:list-item>
          <text:p text:style-name="P8"><text:span text:style-name="Strong_20_Emphasis">Cond. Linear</text:span>: resolvida diretamente.</text:p>
        </text:list-item>
        <text:list-item>
          <text:p text:style-name="P8"><text:span text:style-name="Strong_20_Emphasis">Cond. Não Linear</text:span>: exige iteração (Newton-Raphson, por exemplo).</text:p>
        </text:list-item>
        <text:list-item>
          <text:p text:style-name="P8">Métodos Restritivos: estabilizam fronteiras complexas.</text:p>
        </text:list-item>
      </text:list>
      <text:p text:style-name="Text_20_body"><text:span text:style-name="Emphasis">(Relação: é a última peça para resolver PVFs corretamente.)</text:span></text:p>
      <text:p text:style-name="Horizontal_20_Line"/>
      <text:h text:style-name="Heading_20_2" text:outline-level="2">Slide 14: Capítulo 2</text:h>
      <text:p text:style-name="Text_20_body"><text:span text:style-name="Strong_20_Emphasis">Por que?</text:span><text:line-break/>Expandir de ODEs para PDEs: muito mais poder de modelagem.</text:p>
      <text:p text:style-name="Text_20_body"><text:span text:style-name="Strong_20_Emphasis">Onde?</text:span><text:line-break/>Simulações de fenômenos 2D e 3D.</text:p>
      <text:p text:style-name="Text_20_body"><text:span text:style-name="Strong_20_Emphasis">Como?</text:span><text:line-break/>Ampliação do raciocínio de discretização para múltiplas variáveis.</text:p>
      <text:p text:style-name="Horizontal_20_Line"/>
      <text:h text:style-name="Heading_20_2" text:outline-level="2"><text:soft-page-break/>Slide 15: EDP: Modelagem; Condições Iniciais e de Fronteira; Dependência</text:h>
      <text:p text:style-name="Text_20_body"><text:span text:style-name="Strong_20_Emphasis">Por que?</text:span><text:line-break/>Sem modelagem adequada, não resolvemos problemas reais.</text:p>
      <text:p text:style-name="Text_20_body"><text:span text:style-name="Strong_20_Emphasis">Onde?</text:span><text:line-break/>Transferência de calor, elasticidade, hidrodinâmica.</text:p>
      <text:p text:style-name="Text_20_body"><text:span text:style-name="Strong_20_Emphasis">Como?</text:span><text:line-break/>Definimos o problema: equação + condições de contorno + iniciais para ter problema bem posto.</text:p>
      <text:p text:style-name="Horizontal_20_Line"/>
      <text:h text:style-name="Heading_20_2" text:outline-level="2">Slide 16: Classificação: Autovalores, Equilíbrio e Propagação</text:h>
      <text:p text:style-name="Text_20_body"><text:span text:style-name="Strong_20_Emphasis">Por que?</text:span><text:line-break/>A natureza da EDP muda conforme o tipo.</text:p>
      <text:p text:style-name="Text_20_body"><text:span text:style-name="Strong_20_Emphasis">Onde?</text:span><text:line-break/>Projeto de sensores, vibrações de estruturas, propagação de ondas.</text:p>
      <text:p text:style-name="Text_20_body"><text:span text:style-name="Strong_20_Emphasis">Como?</text:span></text:p>
      <text:list text:style-name="L9">
        <text:list-item>
          <text:p text:style-name="P9"><text:span text:style-name="Strong_20_Emphasis">Autovalores</text:span>: problemas estacionários.</text:p>
        </text:list-item>
        <text:list-item>
          <text:p text:style-name="P9"><text:span text:style-name="Strong_20_Emphasis">Equilíbrio</text:span>: ausência de dinâmica.</text:p>
        </text:list-item>
        <text:list-item>
          <text:p text:style-name="P9"><text:span text:style-name="Strong_20_Emphasis">Propagação</text:span>: dinâmico (ex.: ondas).</text:p>
        </text:list-item>
      </text:list>
      <text:p text:style-name="Horizontal_20_Line"/>
      <text:h text:style-name="Heading_20_2" text:outline-level="2">Slide 17: Tipos de EDP: Elíptica, Parabólica, Hiperbólica</text:h>
      <text:p text:style-name="Text_20_body"><text:span text:style-name="Strong_20_Emphasis">Por que?</text:span><text:line-break/>O tipo dita as propriedades da solução (suavidade, propagação, etc.).</text:p>
      <text:p text:style-name="Text_20_body"><text:span text:style-name="Strong_20_Emphasis">Onde?</text:span><text:line-break/>Cada fenômeno físico é modelado por um tipo diferente.</text:p>
      <text:p text:style-name="Text_20_body"><text:span text:style-name="Strong_20_Emphasis">Como?</text:span><text:line-break/>Classificação feita pela análise das raízes do polinômio característico.</text:p>
      <text:p text:style-name="Horizontal_20_Line"/>
      <text:h text:style-name="Heading_20_2" text:outline-level="2">Slide 18: Modelos Básicos</text:h>
      <text:p text:style-name="Text_20_body"><text:span text:style-name="Strong_20_Emphasis">Por que?</text:span><text:line-break/>São modelos protótipos usados em milhares de aplicações.</text:p>
      <text:p text:style-name="Text_20_body"><text:span text:style-name="Strong_20_Emphasis">Onde?</text:span></text:p>
      <text:list text:style-name="L10">
        <text:list-item>
          <text:p text:style-name="P10">Calor: transferência térmica.</text:p>
        </text:list-item>
        <text:list-item>
          <text:p text:style-name="P10">Laplace: eletrostática, equilíbrio térmico.</text:p>
        </text:list-item>
        <text:list-item>
          <text:p text:style-name="P10"><text:soft-page-break/>Onda: acústica, terremotos, vibrações.</text:p>
        </text:list-item>
      </text:list>
      <text:p text:style-name="Text_20_body"><text:span text:style-name="Strong_20_Emphasis">Como?</text:span><text:line-break/>Cada um leva a diferentes condições e esquemas numéricos.</text:p>
      <text:p text:style-name="Horizontal_20_Line"/>
      <text:h text:style-name="Heading_20_2" text:outline-level="2">Slide 19: Discretização de EDPs; Teorema de Lax</text:h>
      <text:p text:style-name="Text_20_body"><text:span text:style-name="Strong_20_Emphasis">Por que?</text:span><text:line-break/>A discretização precisa convergir à solução correta.</text:p>
      <text:p text:style-name="Text_20_body"><text:span text:style-name="Strong_20_Emphasis">Onde?</text:span><text:line-break/>Implementação de métodos numéricos confiáveis.</text:p>
      <text:p text:style-name="Text_20_body"><text:span text:style-name="Strong_20_Emphasis">Como?</text:span><text:line-break/>Usamos o Teorema de Lax: para métodos consistentes e estáveis, a solução converge.</text:p>
      <text:p text:style-name="Horizontal_20_Line"/>
      <text:h text:style-name="Heading_20_2" text:outline-level="2">Slide 20: Domínios e Transformações de Variáveis</text:h>
      <text:p text:style-name="Text_20_body"><text:span text:style-name="Strong_20_Emphasis">Por que?</text:span><text:line-break/>Tornar o problema mais simples de resolver.</text:p>
      <text:p text:style-name="Text_20_body"><text:span text:style-name="Strong_20_Emphasis">Onde?</text:span><text:line-break/>Problemas em domínios complexos (cascas, asas de avião).</text:p>
      <text:p text:style-name="Text_20_body"><text:span text:style-name="Strong_20_Emphasis">Como?</text:span><text:line-break/>Mudamos de variáveis para domínios regulares ou para simplificar a equação.</text:p>
      <text:p text:style-name="Horizontal_20_Line"/>
      <text:h text:style-name="Heading_20_2" text:outline-level="2">Slide 21: Obrigado</text:h>
      <text:p text:style-name="Text_20_body">(Finalização.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13:15:08.063000000</meta:creation-date>
    <dc:date>2025-04-28T13:26:57.350000000</dc:date>
    <meta:editing-duration>PT11M50S</meta:editing-duration>
    <meta:editing-cycles>1</meta:editing-cycles>
    <meta:document-statistic meta:table-count="0" meta:image-count="0" meta:object-count="0" meta:page-count="7" meta:paragraph-count="125" meta:word-count="1100" meta:character-count="7898" meta:non-whitespace-character-count="6946"/>
    <meta:generator>LibreOffice/7.5.4.2$Windows_X86_64 LibreOffice_project/36ccfdc35048b057fd9854c757a8b67ec53977b6</meta:generator>
  </office:meta>
</office:document-meta>
</file>